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0.703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ahamas10</text:p>
          </table:table-cell>
          <table:table-cell office:value-type="string" calcext:value-type="string">
            <text:p><text:a xlink:href="https://sites.psu.edu/stm9research/files/2020/09/bash_tutorial.pdf" xlink:type="simple">https://github.com/bahamas10/bash-style-guide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h-hackers</text:p>
          </table:table-cell>
          <table:table-cell office:value-type="string" calcext:value-type="string">
            <text:p><text:a xlink:href="https://wiki.bash-hackers.org/scripting/style" xlink:type="simple">https://wiki.bash-hackers.org/scripting/style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tterdev.blog</text:p>
          </table:table-cell>
          <table:table-cell office:value-type="string" calcext:value-type="string">
            <text:p><text:a xlink:href="https://betterdev.blog/minimal-safe-bash-script-template/" xlink:type="simple">https://betterdev.blog/minimal-safe-bash-script-template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tterprogramming.pub</text:p>
          </table:table-cell>
          <table:table-cell office:value-type="string" calcext:value-type="string">
            <text:p><text:a xlink:href="https://betterprogramming.pub/27-simple-bash-scripting-tips-for-beginners-d6764c977546" xlink:type="simple">https://betterprogramming.pub/27-simple-bash-scripting-tips-for-beginners-d6764c977546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iti.biz</text:p>
          </table:table-cell>
          <table:table-cell office:value-type="string" calcext:value-type="string">
            <text:p><text:a xlink:href="https://www.cyberciti.biz/faq/linux-unix-applesox-bsd-bash-cstyle-for-loop/" xlink:type="simple">https://www.cyberciti.biz/faq/linux-unix-applesox-bsd-bash-cstyle-for-loop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eeddy</text:p>
          </table:table-cell>
          <table:table-cell office:value-type="string" calcext:value-type="string">
            <text:p><text:a xlink:href="https://blog.daveeddy.com/bash/" xlink:type="simple">https://blog.daveeddy.com/bash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.to</text:p>
          </table:table-cell>
          <table:table-cell office:value-type="string" calcext:value-type="string">
            <text:p><text:a xlink:href="https://dev.to/unfor19/writing-bash-scripts-like-a-pro-part-1-styling-guide-4bin" xlink:type="simple">https://dev.to/unfor19/writing-bash-scripts-like-a-pro-part-1-styling-guide-4bin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hints</text:p>
          </table:table-cell>
          <table:table-cell office:value-type="string" calcext:value-type="string">
            <text:p><text:a xlink:href="https://devhints.io/bash" xlink:type="simple">https://devhints.io/bash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ybash</text:p>
          </table:table-cell>
          <table:table-cell office:value-type="string" calcext:value-type="string">
            <text:p><text:a xlink:href="https://github.com/easybash/bash-coding-style-guide" xlink:type="simple">https://github.com/easybash/bash-coding-style-guide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codecamp.org</text:p>
          </table:table-cell>
          <table:table-cell office:value-type="string" calcext:value-type="string">
            <text:p><text:a xlink:href="https://www.freecodecamp.org/news/shell-scripting-crash-course-how-to-write-bash-scripts-in-linux/" xlink:type="simple">https://www.freecodecamp.org/news/shell-scripting-crash-course-how-to-write-bash-scripts-in-linux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eksforgeeks</text:p>
          </table:table-cell>
          <table:table-cell office:value-type="string" calcext:value-type="string">
            <text:p><text:a xlink:href="https://www.geeksforgeeks.org/bash-script-difference-between-bash-script-and-shell-script/" xlink:type="simple">https://www.geeksforgeeks.org/bash-script-difference-between-bash-script-and-shell-script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eksforgeeks</text:p>
          </table:table-cell>
          <table:table-cell office:value-type="string" calcext:value-type="string">
            <text:p><text:a xlink:href="https://www.geeksforgeeks.org/bash-script-quotes-and-its-types/" xlink:type="simple">https://www.geeksforgeeks.org/bash-script-quotes-and-its-types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st.github.com</text:p>
          </table:table-cell>
          <table:table-cell office:value-type="string" calcext:value-type="string">
            <text:p><text:a xlink:href="https://gist.github.com/renzok/ba603c044964b2c50153" xlink:type="simple">https://gist.github.com/renzok/ba603c044964b2c50153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lab</text:p>
          </table:table-cell>
          <table:table-cell office:value-type="string" calcext:value-type="string">
            <text:p><text:a xlink:href="https://docs.gitlab.com/ee/development/shell_scripting_guide/" xlink:type="simple">https://docs.gitlab.com/ee/development/shell_scripting_guide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inuxcloud.com</text:p>
          </table:table-cell>
          <table:table-cell office:value-type="string" calcext:value-type="string">
            <text:p><text:a xlink:href="https://www.golinuxcloud.com/bash-getopts/" xlink:type="simple">https://www.golinuxcloud.com/bash-getopts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<text:a xlink:href="https://google.github.io/styleguide/shellguide.html" xlink:type="simple">https://google.github.io/styleguide/shellguide.html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<text:a xlink:href="https://www.bashsupport.com/manual/google-style-guide/" xlink:type="simple">https://www.bashsupport.com/manual/google-style-guide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zbruno.github.jo</text:p>
          </table:table-cell>
          <table:table-cell office:value-type="string" calcext:value-type="string">
            <text:p><text:a xlink:href="https://jzbruno.github.io/style-guides/bash.html" xlink:type="simple">https://jzbruno.github.io/style-guides/bash.html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config</text:p>
          </table:table-cell>
          <table:table-cell office:value-type="string" calcext:value-type="string">
            <text:p><text:a xlink:href="https://linuxconfig.org/bash-scripting-tutorial" xlink:type="simple">https://linuxconfig.org/bash-scripting-tutorial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foundation.org</text:p>
          </table:table-cell>
          <table:table-cell office:value-type="string" calcext:value-type="string">
            <text:p><text:a xlink:href="https://www.linuxfoundation.org/blog/classic-sysadmin-writing-a-simple-bash-script/" xlink:type="simple">https://www.linuxfoundation.org/blog/classic-sysadmin-writing-a-simple-bash-script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hint</text:p>
          </table:table-cell>
          <table:table-cell office:value-type="string" calcext:value-type="string">
            <text:p><text:a xlink:href="https://linuxhint.com/30_bash_script_examples/" xlink:type="simple">https://linuxhint.com/30_bash_script_examples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ize.com</text:p>
          </table:table-cell>
          <table:table-cell office:value-type="string" calcext:value-type="string">
            <text:p><text:a xlink:href="https://linuxize.com/post/bash-comments/" xlink:type="simple">https://linuxize.com/post/bash-comments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ize.com</text:p>
          </table:table-cell>
          <table:table-cell office:value-type="string" calcext:value-type="string">
            <text:p><text:a xlink:href="https://linuxize.com/post/bash-shebang/" xlink:type="simple">https://linuxize.com/post/bash-shebang/</text:a></text:p>
          </table:table-cell>
          <table:table-cell/>
          <table:table-cell office:value-type="string" calcext:value-type="string">
            <text:p>downloa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g-fg-swf.de</text:p>
          </table:table-cell>
          <table:table-cell office:value-type="string" calcext:value-type="string">
            <text:p><text:a xlink:href="https://lug.fh-swf.de/vim/vim-bash/StyleGuideShell.en.pdf" xlink:type="simple">https://lug.fh-swf.de/vim/vim-bash/StyleGuideShell.en.pdf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<text:a xlink:href="https://medium.com/introduction-into-bash/bash-scripts-part-1-getting-started-2a6cec26852" xlink:type="simple">https://medium.com/introduction-into-bash/bash-scripts-part-1-getting-started-2a6cec26852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<text:a xlink:href="https://medium.com/sysf/bash-scripting-everything-you-need-to-know-about-bash-shell-programming-cd08595f2fba" xlink:type="simple">https://medium.com/sysf/bash-scripting-everything-you-need-to-know-about-bash-shell-programming-cd08595f2fba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irg.co.il</text:p>
          </table:table-cell>
          <table:table-cell office:value-type="string" calcext:value-type="string">
            <text:p><text:a xlink:href="https://meirg.co.il/2021/10/25/writing-bash-scripts-like-a-pro-part-1-styling-guide/" xlink:type="simple">https://meirg.co.il/2021/10/25/writing-bash-scripts-like-a-pro-part-1-styling-guide/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esetar.github.io</text:p>
          </table:table-cell>
          <table:table-cell office:value-type="string" calcext:value-type="string">
            <text:p><text:a xlink:href="https://mresetar.github.io/2020-03-25-writing-good-bash-scripts/" xlink:type="simple">https://mresetar.github.io/2020-03-25-writing-good-bash-scripts/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source.com</text:p>
          </table:table-cell>
          <table:table-cell office:value-type="string" calcext:value-type="string">
            <text:p><text:a xlink:href="https://opensource.com/article/19/12/bash-script-template" xlink:type="simple">https://opensource.com/article/19/12/bash-script-templ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source.com</text:p>
          </table:table-cell>
          <table:table-cell office:value-type="string" calcext:value-type="string">
            <text:p><text:a xlink:href="https://opensource.com/article/20/1/bash-scripts-git" xlink:type="simple">https://opensource.com/article/20/1/bash-scripts-git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irt.org</text:p>
          </table:table-cell>
          <table:table-cell office:value-type="string" calcext:value-type="string">
            <text:p><text:a xlink:href="https://www.ovirt.org/develop/infra/infra-bash-style-guide.html" xlink:type="simple">https://www.ovirt.org/develop/infra/infra-bash-style-guide.html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enixnap</text:p>
          </table:table-cell>
          <table:table-cell office:value-type="string" calcext:value-type="string">
            <text:p><text:a xlink:href="https://phoenixnap.com/kb/bash-if-statement" xlink:type="simple">https://phoenixnap.com/kb/bash-if-statement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enixnap</text:p>
          </table:table-cell>
          <table:table-cell office:value-type="string" calcext:value-type="string">
            <text:p><text:a xlink:href="https://phoenixnap.com/kb/write-bash-script" xlink:type="simple">https://phoenixnap.com/kb/write-bash-script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 Hat</text:p>
          </table:table-cell>
          <table:table-cell office:value-type="string" calcext:value-type="string">
            <text:p><text:a xlink:href="https://developers.redhat.com/cheat-sheets/bash-shell-cheat-sheet" xlink:type="simple">https://developers.redhat.com/cheat-sheets/bash-shell-cheat-sheet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hat.com</text:p>
          </table:table-cell>
          <table:table-cell office:value-type="string" calcext:value-type="string">
            <text:p><text:a xlink:href="https://www.redhat.com/sysadmin/arguments-options-bash-scripts" xlink:type="simple">https://www.redhat.com/sysadmin/arguments-options-bash-scripts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tes.pse.edu</text:p>
          </table:table-cell>
          <table:table-cell office:value-type="string" calcext:value-type="string">
            <text:p><text:a xlink:href="https://sites.psu.edu/stm9research/files/2020/09/bash_tutorial.pdf" xlink:type="simple">https://sites.psu.edu/stm9research/files/2020/09/bash_tutorial.pdf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servercentral.com</text:p>
          </table:table-cell>
          <table:table-cell office:value-type="string" calcext:value-type="string">
            <text:p><text:a xlink:href="https://www.sqlservercentral.com/articles/shell-scripting-standards" xlink:type="simple">https://www.sqlservercentral.com/articles/shell-scripting-standards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string" calcext:value-type="string">
            <text:p><text:a xlink:href="https://stackoverflow.com/questions/10553137/what-is-the-standard-for-documentation-style-in-bash-scripts" xlink:type="simple">https://stackoverflow.com/questions/10553137/what-is-the-standard-for-documentation-style-in-bash-scripts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string" calcext:value-type="string">
            <text:p><text:a xlink:href="https://stackoverflow.com/questions/5061100/bash-c-style-if-statement-and-styling-techniques" xlink:type="simple">https://stackoverflow.com/questions/5061100/bash-c-style-if-statement-and-styling-techniques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.sh</text:p>
          </table:table-cell>
          <table:table-cell office:value-type="string" calcext:value-type="string">
            <text:p><text:a xlink:href="https://styles.sh/" xlink:type="simple">https://styles.sh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ching.idallen</text:p>
          </table:table-cell>
          <table:table-cell office:value-type="string" calcext:value-type="string">
            <text:p><text:a xlink:href="https://teaching.idallen.com/cst8177/13w/notes/000_script_style.html" xlink:type="simple">https://teaching.idallen.com/cst8177/13w/notes/000_script_style.html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shardware</text:p>
          </table:table-cell>
          <table:table-cell office:value-type="string" calcext:value-type="string">
            <text:p><text:a xlink:href="https://www.tomshardware.com/how-to/write-bash-scripts-linux" xlink:type="simple">https://www.tomshardware.com/how-to/write-bash-scripts-linux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wardsdatascience</text:p>
          </table:table-cell>
          <table:table-cell office:value-type="string" calcext:value-type="string">
            <text:p><text:a xlink:href="https://towardsdatascience.com/8-bash-script-tips-for-automation-projects-2c63d8716f9a" xlink:type="simple">https://towardsdatascience.com/8-bash-script-tips-for-automation-projects-2c63d8716f9a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x.stackexchange.com</text:p>
          </table:table-cell>
          <table:table-cell office:value-type="string" calcext:value-type="string">
            <text:p><text:a xlink:href="https://unix.stackexchange.com/questions/207585/dd-style-parameters-to-a-bash-script" xlink:type="simple">https://unix.stackexchange.com/questions/207585/dd-style-parameters-to-a-bash-script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hington.edu</text:p>
          </table:table-cell>
          <table:table-cell office:value-type="string" calcext:value-type="string">
            <text:p><text:a xlink:href="https://courses.cs.washington.edu/courses/cse374/20sp/resources/bash_style_guide.html" xlink:type="simple">https://courses.cs.washington.edu/courses/cse374/20sp/resources/bash_style_guide.html</text:a>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4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3:50:27.342122995</meta:creation-date>
    <dc:date>2022-07-30T15:29:02.939560264</dc:date>
    <meta:editing-duration>PT2M3S</meta:editing-duration>
    <meta:editing-cycles>1</meta:editing-cycles>
    <meta:document-statistic meta:table-count="1" meta:cell-count="117" meta:object-count="0"/>
    <meta:generator>LibreOffice/7.3.4.2$Linux_X86_64 LibreOffice_project/30$Build-2</meta:generator>
  </office:meta>
</office:document-meta>
</file>